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80000020509AFECE3E8394D0A.png" manifest:media-type="image/png"/>
  <manifest:file-entry manifest:full-path="Pictures/1000000100000387000001CB1F302E6AF58EF9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CSS : Box Model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2" draw:layer="layout" svg:width="23.891cm" svg:height="12.143cm" svg:x="2.144cm" svg:y="3.097cm">
          <draw:image xlink:href="Pictures/1000000100000387000001CB1F302E6AF58EF93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 text:style-name="P3">CSS : Box Model</text:p>
          </draw:text-box>
        </draw:frame>
        <draw:frame draw:style-name="gr2" draw:text-style-name="P2" draw:layer="layout" svg:width="24.764cm" svg:height="13.678cm" svg:x="1.672cm" svg:y="1.074cm">
          <draw:image xlink:href="Pictures/10000001000003A80000020509AFECE3E8394D0A.png" xlink:type="simple" xlink:show="embed" xlink:actuate="onLoad" draw:mime-type="image/png">
            <text:p/>
          </draw:image>
        </draw:frame>
        <draw:frame draw:style-name="gr2" draw:text-style-name="P2" draw:layer="layout" svg:width="24.764cm" svg:height="13.678cm" svg:x="1.672cm" svg:y="1.074cm">
          <draw:image xlink:href="Pictures/10000001000003A80000020509AFECE3E8394D0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31T22:33:04.515537488</meta:creation-date>
    <dc:date>2024-02-01T08:32:20.911523897</dc:date>
    <meta:editing-duration>PT8H48M58S</meta:editing-duration>
    <meta:editing-cycles>2</meta:editing-cycles>
    <meta:generator>LibreOffice/7.3.7.2$Linux_X86_64 LibreOffice_project/30$Build-2</meta:generator>
    <meta:document-statistic meta:object-count="36"/>
  </office:meta>
</office:document-meta>
</file>